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line-through-style="solid" style:text-underline-style="none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text-underline-style="solid" style:text-underline-width="auto" style:text-underline-color="font-color"/>
    </style:style>
    <style:style style:name="T9" style:family="text">
      <style:text-properties style:text-line-through-style="none" style:text-position="super 58%" style:text-underline-style="none"/>
    </style:style>
    <style:style style:name="T10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7_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October 3, 1879</text:p>
      <text:p text:style-name="P2">Month<text:tab/><text:tab/><text:tab/><text:tab/><text:tab/><text:tab/>October</text:p>
      <text:p text:style-name="P2">Year<text:tab/><text:tab/><text:tab/><text:tab/><text:tab/><text:tab/>1879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Sukkot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Partially published in the <text:span text:style-name="T2">Jewish Record</text:span><text:span text:style-name="T3"> for Sukkot (October 3, 1879).</text:span>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6">[Note: The number "120" is written in pencil and circled in the top right corner of the page.]</text:p>
      <text:p text:style-name="P7">It was partly published in the Jewish <text:span text:style-name="T4">Record</text:span><text:span text:style-name="T5"> as an editorial/</text:span></text:p>
      <text:p text:style-name="P7"><text:span text:style-name="T5">for Succot, in 5640.</text:span></text:p>
      <text:p text:style-name="P6"><text:span text:style-name="T5">Beautiful is the feast of tabernacles. <text:s/>It has not the majestic solemn-/-ity of the days just celebrated; yet it partakes of their imposing/ </text:span><text:span text:style-name="T6">character</text:span><text:span text:style-name="T7"> sanctity; while it imparts to the mind peculiar freshness and/ elasticity. <text:s/></text:span><text:span text:style-name="T6">The</text:span><text:span text:style-name="T7"> Our sacred season harmonizes with nature. <text:s/>The sear leaves/ dropping on all sides, as we pass on, speak in grave accents; the/ azure sky and the mellowing sun-beams, invite to joyfulness./ <text:s/>A blending it is of light and shade, as it were, in our feelings, which the/ revealed word of God calls forth, and the silent language of His/ handiwork softly breathes in. <text:s/>Israel has been enjoined to hold/ now a celebration brimful of gladness; but withal earnestly devotional/ So we read in Deuteronomy [Hebrew] "A feast of tabernacles/ thou shalt keep </text:span><text:span text:style-name="T8">for thyself</text:span><text:span text:style-name="T7">" [Hebrew] "Thou shalt rejoice in </text:span><text:span text:style-name="T8">thy feast</text:span><text:span text:style-name="T7">"/ And immediately after the holy book uses the following expression./ <text:s/>"Seven days shalt thou keep a feast </text:span><text:span text:style-name="T8">for the Lord Thy God</text:span><text:span text:style-name="T7">" Do these sentences/ stand in open contradiction? <text:s/>Not at all, my Brethren! <text:s/>They illustrate/ the character of the faith in which we have been born. <text:s/>That faith/ recognizes in the purity of man's </text:span><text:span text:style-name="T6">intentions</text:span><text:span text:style-name="T7"> thoughts, a sublime act of reve-/-rence to the Divinity. <text:s/>In the same manner as we pay homage/ to the Supreme, when deeply impressed with the grandeur of His crea-/tion. <text:s/>In the same manner as our heavenly Benefactors accepts/</text:span></text:p>
      <text:p text:style-name="P6"><text:span text:style-name="T7"/></text:p>
      <text:p text:style-name="P6"><text:soft-page-break/><text:span text:style-name="T7">[Page 2]</text:span></text:p>
      <text:p text:style-name="P6"><text:span text:style-name="T7">with favor the pious sentiments awakened by the appearance of/ the rich tapestry which covered fields and meadows, and by the luxuriant/ colours, which shrubs and trees display, so it will likewise be pleasing/ in His sight, when we relinquish our habitual callings, and enjoy in His name/ a season of content, sharing with our dear ones, and the needy blessings which/ He has bestowed. <text:s/>That is the sacred hinge on which Judaism turns./ <text:s/>Our righteous intentions give glory to </text:span><text:span text:style-name="T6">God</text:span><text:span text:style-name="T7"> our Maker. <text:s/>They are unto/ Him the most savory of human offerings [Hebrew]. <text:s/>To fast in honor of/ God, to eat in honor of God if conducive to the end intended by the wise Lawgiver will be equally accounted to our merit. <text:s/>Hence,/ the Biblical passage which calls this celebration Israel's feast, de-/-clares it also to be a feast of the Lord. <text:s/>Often we are taunted/ with being a people </text:span><text:span text:style-name="T6">wanting in</text:span><text:span text:style-name="T7"> void of spirituality. <text:s/>You have heard that as-/-persion cast upon us by many hostile to our faith. <text:s/>They will say that/ Jews celebrate almost every occasion </text:span><text:span text:style-name="T6">with a repast</text:span><text:span text:style-name="T7"> on wines and viands. <text:s/>We acknowledge/ the correctness of the charge. <text:s/>Still, we do not blush. <text:s/>The vaunted/ spirituality which consists in affecting </text:span><text:span text:style-name="T6">contempt</text:span><text:span text:style-name="T7"> indifference for the world and/ the goods the Almighty dispenses therein is not a sentiment harbored in the/ Jewish breast. <text:s/>An Israelite voluntarily and gladly abstains/ from </text:span><text:span text:style-name="T6">any</text:span><text:span text:style-name="T7"> all food, when he believes he fulfils[sic!] by it a direction of/ his God; but he </text:span><text:span text:style-name="T6">indulges</text:span><text:span text:style-name="T7"> participates in convivial gatherings, because he rejoices/ in the gifts of the Most High. <text:s/>And mark this Dour detractors!/ <text:s/>Having upon his lips a benediction to the merciful Donor, an Israelite/</text:span></text:p>
      <text:p text:style-name="P6"><text:span text:style-name="T7"/></text:p>
      <text:p text:style-name="P6"><text:span text:style-name="T7">[Page 3]</text:span></text:p>
      <text:p text:style-name="P6"><text:span text:style-name="T7">never turns his festivals or festivities into drunken revelries./ <text:s/>Is that want of spirituality? <text:s/>Let them taunt, my Brethren!/ <text:s/>Our Succot not less than our Kippur has an elevating character./ <text:s/>The holy convocation in the Synagogue, the historic tabernacle stretched/ beyond it; aye: the </text:span><text:span text:style-name="T6">family</text:span><text:span text:style-name="T7"> choicer meal domestically enjoyed amidst time-ho-/-nored hymns and orisons render it, what the Scriptures term it a feast/ to ourselves, yet glorious to the Lord. <text:s/>In that manner we will yearly/ celebrate it. <text:s/>May it have the effect, which the autumnal/ season, wherewith it harmonizes creates on the thoughtful, inten-/-sifying our love for the Parent of all good, and reminding us of/ our precarious tenure of life, which like the booth temporarily erected/ may soon be </text:span><text:span text:style-name="T6">removed</text:span><text:span text:style-name="T7"> taken away. <text:s/>Then we shall rise from the latter with/ hearts subdued; with an earnest wish that the parting rays of </text:span><text:span text:style-name="T6">our</text:span><text:span text:style-name="T7"> every stage/ </text:span><text:span text:style-name="T6">existence</text:span><text:span text:style-name="T7"> of life may soften human asperities, and ripen good-will with/ brotherly affection./</text:span></text:p>
      <text:p text:style-name="P6"><text:span text:style-name="T7">Beautiful is this holiday, my dear friends! because beautiful/ is the religion which has commanded it. <text:s/>Only ignorance and prejudice/ call material, what teems with soul-ennobling lessons. <text:s/>En-/deavour to understand these, that you may not be carried away/ from us by false impressions. <text:s/>For much of the lukewarmness/ we observe among the youths of this century, proceeds either from unacquaintance with <text:s/>or from a/ misapprehension of the book, whence we derive the knowledge/</text:span></text:p>
      <text:p text:style-name="P6"><text:span text:style-name="T7"/></text:p>
      <text:p text:style-name="P6"><text:span text:style-name="T7">[Page 4]</text:span></text:p>
      <text:p text:style-name="P6"><text:span text:style-name="T7">of duty. <text:s/>The Psalmist asserted that because he made it a/ continual study, therefore he became wiser than his enemies [Hebrew] Your/ minds, will expand, through the teaching daily received. <text:s/>Both sacred/ and secular learning will contribute to widen the range of your/ thoughts. <text:s/>The more proficiency you gain therein, the more honor you/ will shed on Judaism. <text:s/>For the faith of your fathers has nothing to/ fear from sound knowledge. <text:s/>But as your ideas rise and/ assert their power, let them be brought under a wise guidance./ <text:s/>Like David reflect on the wonderful volume which contains the/ history of your people, and the will of your God. <text:s/>Even as nature/ reveals a creative Intelligence, from which all spring up, so will/ a meditation of the Bible, present to your views the working of the same/ creative Intelligence, that is God, who rules and rewards man, provides for/ the world with mercy, and chastens its inhabitants with justice. <text:s/>You/ will be Jews, because you have seen the outstretched arm of the Lord rescue/ the oppressed. <text:s/>You will be Jews, because </text:span><text:span text:style-name="T6">in</text:span><text:span text:style-name="T7"> every link </text:span><text:span text:style-name="T6">of</text:span><text:span text:style-name="T7"> in the chain of/ the past will fasten your hearts to the present. <text:s/>And when the festivals/ which are an everlasting testimony of Divine </text:span><text:soft-page-break/><text:span text:style-name="T7">Protection to our race come/ around, you will gladly join your brethren in singing, hallelujahs/ to the Keeper of Israel, who neither sleeps</text:span><text:span text:style-name="T9">2</text:span><text:span text:style-name="T10"> nor slumbers</text:span><text:span text:style-name="T9">1</text:span><text:span text:style-name="T10">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01T14:36:27.77</meta:creation-date>
    <meta:document-statistic meta:table-count="0" meta:image-count="0" meta:object-count="0" meta:page-count="4" meta:paragraph-count="73" meta:word-count="1193" meta:character-count="7469"/>
    <dc:date>2012-08-01T15:05:04.60</dc:date>
    <dc:creator>Penn Libraries</dc:creator>
    <meta:editing-duration>PT00H05M26S</meta:editing-duration>
    <meta:editing-cycles>1</meta:editing-cycles>
    <meta:generator>OpenOffice.org/3.2$Win32 OpenOffice.org_project/320m12$Build-9483</meta:generator>
  </office:meta>
</office:document-meta>
</file>